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2F30000015F496AB4C13B7437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81283"/>
    </style:style>
    <style:style style:name="P1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5"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6"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7"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8" style:family="paragraph" style:parent-style-name="Standard">
      <style:paragraph-properties fo:text-align="justify" style:justify-single-word="false"/>
      <style:text-properties officeooo:rsid="0009b918" officeooo:paragraph-rsid="0009b918"/>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21"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2"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Table_20_Contents">
      <style:paragraph-properties fo:text-align="justify" style:justify-single-word="false"/>
      <style:text-properties fo:font-size="10pt"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officeooo:rsid="000d1f6d"/>
    </style:style>
    <style:style style:name="T10" style:family="text">
      <style:text-properties officeooo:rsid="000ed414"/>
    </style:style>
    <style:style style:name="T11" style:family="text">
      <style:text-properties officeooo:rsid="001000a2"/>
    </style:style>
    <style:style style:name="T12" style:family="text">
      <style:text-properties fo:background-color="#ffffff" loext:char-shading-value="0"/>
    </style:style>
    <style:style style:name="T13" style:family="text">
      <style:text-properties officeooo:rsid="00110aa8" fo:background-color="transparent" loext:char-shading-value="0"/>
    </style:style>
    <style:style style:name="T14" style:family="text">
      <style:text-properties officeooo:rsid="00110aa8"/>
    </style:style>
    <style:style style:name="T15" style:family="text">
      <style:text-properties officeooo:rsid="0011b33a"/>
    </style:style>
    <style:style style:name="T16" style:family="text">
      <style:text-properties officeooo:rsid="00137d2d"/>
    </style:style>
    <style:style style:name="T17" style:family="text">
      <style:text-properties officeooo:rsid="00145d4b"/>
    </style:style>
    <style:style style:name="T18" style:family="text">
      <style:text-properties style:text-underline-style="none"/>
    </style:style>
    <style:style style:name="T19" style:family="text">
      <style:text-properties officeooo:rsid="00161932"/>
    </style:style>
    <style:style style:name="T20" style:family="text">
      <style:text-properties officeooo:rsid="001759f8"/>
    </style:style>
    <style:style style:name="T21" style:family="text">
      <style:text-properties officeooo:rsid="001a6d0c"/>
    </style:style>
    <style:style style:name="T22" style:family="text">
      <style:text-properties officeooo:rsid="001c6e2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2">INTRODUÇÃO</text:p>
      <text:p text:style-name="P2"/>
      <text:p text:style-name="P13">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3"/>
      <text:p text:style-name="P13">Desde que todos os envolvidos no planejamento estejam trabalhando com o mesmo software, a troca de dados é livre de perdas. O formato BIM nativo também facilita a coordenação de todas as etapas de planejamento e partes interessadas.</text:p>
      <text:p text:style-name="P11"><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0"/>
      <table:table table:name="Tabela1" table:style-name="Tabela1">
        <table:table-column table:style-name="Tabela1.A"/>
        <table:table-row>
          <table:table-cell table:style-name="Tabela1.A1" office:value-type="percentage" office:value="0">
            <text:p text:style-name="P19">IFC como padrão para troca de informações BIM.</text:p>
            <text:p text:style-name="P19"/>
            <text:p text:style-name="P19">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0"/>
      <text:p text:style-name="P10"/>
      <table:table table:name="Tabela2" table:style-name="Tabela2">
        <table:table-column table:style-name="Tabela2.A"/>
        <table:table-row>
          <table:table-cell table:style-name="Tabela2.A1" office:value-type="string">
            <text:p text:style-name="P20">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20"/>
            <text:p text:style-name="P20">O openBIM garante que:</text:p>
            <text:p text:style-name="P20">1. <text:span text:style-name="T6">Interoperabilidade</text:span> é a chave para a transformação digital de ativos construídos;</text:p>
            <text:p text:style-name="P20">2. <text:span text:style-name="T6">Padrões</text:span> <text:span text:style-name="T6">abertos</text:span> e neutros devem ser desenvolvidos para facilitar a interoperabilidade;</text:p>
            <text:p text:style-name="P20">3. As trocas de dados <text:span text:style-name="T7">confiáveis</text:span> dependem de benchmarks independentes de qualidade;</text:p>
            <text:p text:style-name="P20">4. Os fluxos de trabalho de <text:span text:style-name="T6">colaboração</text:span> não devem ser limitados por processos proprietários ou formatos de dados;</text:p>
            <text:p text:style-name="P20">5. <text:span text:style-name="T6">Flexibilidade</text:span> de escolha da tecnologia cria mais valor para todas as partes interessadas;</text:p>
            <text:p text:style-name="P20">6. A <text:span text:style-name="T6">sustentabilidade</text:span> é salvaguardada por padrões interoperáveis de longo prazo.</text:p>
          </table:table-cell>
        </table:table-row>
      </table:table>
      <text:p text:style-name="P10"/>
      <text:p text:style-name="P18">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18"/>
      <text:p text:style-name="P6">Usando a IFC na prática</text:p>
      <text:p text:style-name="P18"/>
      <text:p text:style-name="P18">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8">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8"/>
      <text:p text:style-name="P6">O manual do Revit IFC</text:p>
      <text:p text:style-name="P18"/>
      <text:p text:style-name="P18">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8"/>
      <text:p text:style-name="P1">O BÁSICO</text:p>
      <text:p text:style-name="P18"/>
      <text:p text:style-name="P18">As principais considerações ao usar um arquivo IFC são o formato do arquivo, a versão do IFC, as definições de visualização do modelo e a estrutura do arquivo. Explicamos tudo isso nas páginas seguintes.</text:p>
      <text:p text:style-name="P18"/>
      <text:p text:style-name="P6">Formatos de arquivo IFC</text:p>
      <text:p text:style-name="P18"/>
      <text:p text:style-name="P18"><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6">Versões IFC (esquema)</text:p>
      <text:p text:style-name="P18"/>
      <text:p text:style-name="P18">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8"/>
      <text:p text:style-name="P18">Versões atuais:</text:p>
      <text:p text:style-name="P18"><text:soft-page-break/></text:p>
      <text:p text:style-name="P18">• IFC4 (ainda em beta, processo de certificação em andamento, oferece certas possibilidades avançadas, mas ainda não é amplamente suportado);</text:p>
      <text:p text:style-name="P18">• IFC2x3 (atualmente o formato mais suportado e estável, certificado no Revit e recomendado para produção);</text:p>
      <text:p text:style-name="P18">• IFC2x2 (recomendado se o destinatário do arquivo não tiver software com suporte para IFC2x3 ou IFC4).</text:p>
      <text:p text:style-name="P18"/>
      <text:p text:style-name="P18">O Revit não é mais compatível com as seguintes versões mais antigas: IFC2.0 (importação ainda suportada), IFC1.5.1, IFC1.5 e IFC1.0</text:p>
      <text:p text:style-name="P18"/>
      <text:p text:style-name="P6">Definição de visualização de modelo (MVD)</text:p>
      <text:p text:style-name="P18"/>
      <text:p text:style-name="P18">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8">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8"/>
      <text:p text:style-name="P18"><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6">Os MVDs oficiais definidos pelo buildingSMART disponíveis no Revit estão listados abaixo<text:span text:style-name="T9">:</text:span></text:p>
      <text:p text:style-name="P16"/>
      <text:p text:style-name="P7">IFC4: vista de referência do modelo</text:p>
      <text:p text:style-name="P16"/>
      <text:p text:style-name="P16">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16">O modelo não é necessariamente muito simplificado em termos gráficos; serve apenas como uma referência que pode ser bastante detalhada, mas não pode ser editada.</text:p>
      <text:p text:style-name="P16"/>
      <text:p text:style-name="P7">IFC4: Visualização de transferência de design (beta)</text:p>
      <text:p text:style-name="P16"/>
      <text:p text:style-name="P16">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6"/>
      <text:p text:style-name="P7">Visualização de coordenação IFC2x3 versão 2.0</text:p>
      <text:p text:style-name="P16"/>
      <text:p text:style-name="P16">Otimizado para o intercâmbio coordenado de modelos BIM entre as principais disciplinas da indústria da construção. Atualmente, o Coordination View 2.0<text:span text:style-name="T10"> – </text:span>também conhecido como CV 2.0 - é a definição de visualização de modelo mais utilizada e suportada. O CV 2.0 suporta a derivação paramétrica rudimentar de componentes de construção ao importar para ferramentas de planejamento.</text:p>
      <text:p text:style-name="P16">Esse MVD é usado principalmente para a troca de modelos de arquitetura, tecnologia de construção e engenharia de construção.</text:p>
      <text:p text:style-name="P16"/>
      <text:p text:style-name="P7">Projeto IFC2x3 COBie 2.4</text:p>
      <text:p text:style-name="P16"/>
      <text:p text:style-name="P16">Formato IFC equivalente à saída COBie (Troca de informações sobre construção de operações de construção) exigida pelo governo do Reino Unido para o mandato BIM de nível 2 de 2016 para colaboração no trabalho do setor público.</text:p>
      <text:p text:style-name="P17"/>
      <text:p text:style-name="P17">Para exportar no formato COBie, o complemento relevante de <text:a xlink:type="simple" xlink:href="http://www.biminteroperabilitytools.com/" text:style-name="Internet_20_link" text:visited-style-name="Visited_20_Internet_20_Link"><text:span text:style-name="T10">biminteroperabilitytools</text:span></text:a><text:span text:style-name="T10"> </text:span>também pode ser instalado.</text:p>
      <text:p text:style-name="P16"/>
      <text:p text:style-name="P7">Visualização de coordenação IFC2x2</text:p>
      <text:p text:style-name="P16"/>
      <text:p text:style-name="P16">Usado apenas em casos isolados, como na exportação de MVDs para software que não suporta IFC2x3. Cada uma dessas definições de visualização de modelo (MVDs) pode naturalmente ser adaptada às necessidades dos fluxos de trabalho<text:span text:style-name="T10"> – </text:span>mais informações sobre isso podem ser encontradas no capítulo a seguir, “Exportando arquivos IFC”.</text:p>
      <text:p text:style-name="P16"/>
      <text:p text:style-name="P16">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6"/>
      <table:table table:name="Tabela3" table:style-name="Tabela3">
        <table:table-column table:style-name="Tabela3.A"/>
        <table:table-row>
          <table:table-cell table:style-name="Tabela3.A1" office:value-type="string">
            <text:p text:style-name="P19">FILE_DESCRIPTION((‘ViewDefinition [ReferenceView_V1.0]’),‘2;1’);</text:p>
            <text:p text:style-name="P19"/>
            <text:p text:style-name="P19">FILE_NAME(‘Project Number’,‘2016-12-14T17:37:10’,(‚‘),(‚‘),‘The EXPRESS Data Manager Version 5.02.0100.07:</text:p>
            <text:p text:style-name="P19"/>
            <text:p text:style-name="P19">28 Aug 2013’,‘20161006_0315(x64) - Exporter 17.2.0.0 - Alternate UI 17.2.0.0’,’’);</text:p>
            <text:p text:style-name="P19"/>
            <text:p text:style-name="P19">FILE_SCHEMA((‘IFC4’));</text:p>
            <text:p text:style-name="P19"/>
            <text:p text:style-name="P19">ENDSEC;</text:p>
            <text:p text:style-name="P19"/>
            <text:p text:style-name="P19">DATA;</text:p>
            <text:p text:style-name="P19"><text:soft-page-break/></text:p>
            <text:p text:style-name="P19">#1= IFCORGANIZATION($,‘Autodesk Revit 2017 (ENU)’,$,$,$);</text:p>
            <text:p text:style-name="P19"/>
            <text:p text:style-name="P19">#5= IFCAPPLICATION(#1,‘2017’,‘Autodesk Revit 2017 (ENU)’,‘Revit’);</text:p>
          </table:table-cell>
        </table:table-row>
      </table:table>
      <text:p text:style-name="P16"/>
      <text:p text:style-name="P7">Estrutura IFC</text:p>
      <text:p text:style-name="P16"/>
      <text:p text:style-name="P16">Os arquivos IFC criam um modelo de construção com base em uma estrutura predefinida que constrói o modelo de maneira lógica. Quando é salvo, o formato do arquivo IFC ordena as unidades IFC hierarquicamente de acordo com seu tipo, da seguinte maneira.</text:p>
      <text:p text:style-name="P16"/>
      <text:p text:style-name="P16"><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16"/>
      <text:p text:style-name="P16">Para obter uma lista de todas as classes definidas pelo buildingSMART, consulte<text:span text:style-name="T11"> </text:span><text:a xlink:type="simple" xlink:href="https://autode.sk/IFClinks" text:style-name="Internet_20_link" text:visited-style-name="Visited_20_Internet_20_Link"><text:span text:style-name="T11">link</text:span></text:a>.</text:p>
      <text:p text:style-name="P16"/>
      <text:p text:style-name="P16">Esta página também permite instalar todas as entidades suportadas pelo Revit que podem ser usadas para exportação.</text:p>
      <text:p text:style-name="P16"/>
      <text:p text:style-name="P7">Classes e tipos IFC</text:p>
      <text:p text:style-name="P16"/>
      <text:p text:style-name="P16">Uma entidade IFC é um objeto definido exclusivamente no modelo de dados IFC. Dependendo da atribuição da entidade e da definição do tipo, o objeto recebe alguns atributos e dependências padrão no esquema IFC.</text:p>
      <text:p text:style-name="P16">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6">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1">IFC</text:span> como fundação de manga, “PILE_CAP”.</text:p>
      <text:p text:style-name="P16">Estruturas complexas emergem com base nesse sistema, permitindo a geração de um modelo de dados no qual cada elemento pode ser representado geometricamente e alfanumericamente e claramente identificado.</text:p>
      <text:p text:style-name="P14"/>
      <text:p text:style-name="P14"><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4"/>
      <text:p text:style-name="P14">Existem três possibilidades básicas para representar geometricamente um objeto IFC tridimensional:</text:p>
      <text:p text:style-name="P14"/>
      <text:p text:style-name="P14"><text:span text:style-name="T14"><text:s/>– </text:span>extrusões</text:p>
      <text:p text:style-name="P14"><text:span text:style-name="T14"><text:s/>– </text:span>representação de corpo sólido usando uma varredura, e</text:p>
      <text:p text:style-name="P14"><text:span text:style-name="T14"><text:s/>– </text:span>representação usando B-reps.</text:p>
      <text:p text:style-name="P14"/>
      <text:p text:style-name="P8">Extrusões</text:p>
      <text:p text:style-name="P14"/>
      <text:p text:style-name="P14">São o método gráfico mais comum e simples e são usados<text:span text:style-name="T13"> </text:span><text:span text:style-name="T12">n</text:span>a maioria dos casos em que a forma pode ser descrita por um perfil simples.</text:p>
      <text:p text:style-name="P14"/>
      <text:p text:style-name="P8">Swept solids </text:p>
      <text:p text:style-name="P14"/>
      <text:p text:style-name="P14">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4"/>
      <text:p text:style-name="P8">B-rep</text:p>
      <text:p text:style-name="P14"/>
      <text:p text:style-name="P14">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4"/>
      <text:p text:style-name="P8">NURBS e outras superfícies lisas</text:p>
      <text:p text:style-name="P14"/>
      <text:p text:style-name="P14"><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4"/>
      <text:p text:style-name="P8">Atributos e parâmetros padrão</text:p>
      <text:p text:style-name="P14"/>
      <text:p text:style-name="P14">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4"/>
      <text:p text:style-name="P14">As propriedades da IFC podem ser formuladas de maneira geral usando atributos padrão. Esses atributos são armazenados na definição IFC e têm nomes em inglês.</text:p>
      <text:p text:style-name="P14"/>
      <text:p text:style-name="P14">Alguns aplicativos BIM podem atribuir automaticamente atributos internos a atributos padrão compatíveis com IFC. Isso garante que as informações necessárias sejam fornecidas para representar um objeto.</text:p>
      <text:p text:style-name="P14"/>
      <text:p text:style-name="P14">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5">‘suportando’</text:span>' é atribuído automaticamente ao atributo LoadBearing da IFC.</text:p>
      <text:p text:style-name="P14"><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4">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4"/>
      <text:p text:style-name="P15">Uma visão geral de todos os parâmetros padrão definidos no formato IFC é fornecida pelo buildingSMART na forma de conjuntos de parâmetros (conjuntos P).</text:p>
      <text:p text:style-name="P15">Como exemplo, estes são os parâmetros padrão para uma parede:</text:p>
      <text:p text:style-name="P15"/>
      <text:p text:style-name="P9">Pset_WallCommon</text:p>
      <text:p text:style-name="P9"/>
      <text:p text:style-name="P15">Parâmetros padrão no Revit:</text:p>
      <text:p text:style-name="P15"><text:soft-page-break/>Reference <text:span text:style-name="T16"><text:s text:c="29"/></text:span>Component type (type name)</text:p>
      <text:p text:style-name="P15">FireRating <text:span text:style-name="T16"><text:s text:c="28"/></text:span>Fire-resistance class (type parameter)</text:p>
      <text:p text:style-name="P15">ThermalTransmittance <text:span text:style-name="T16"><text:s text:c="9"/></text:span>U-value (type parameter)</text:p>
      <text:p text:style-name="P15">IsExternal <text:span text:style-name="T16"><text:s text:c="29"/></text:span>Exterior component (type parameter, given as yes/no)</text:p>
      <text:p text:style-name="P15">LoadBearing <text:span text:style-name="T16"><text:s text:c="25"/></text:span>Load-bearing (instance parameter)</text:p>
      <text:p text:style-name="P15">ExtendToStructure <text:span text:style-name="T16"><text:s text:c="16"/></text:span>Fixed on top (behavior)</text:p>
      <text:p text:style-name="P14"/>
      <text:p text:style-name="P14">Os seguintes parâmetros também fazem parte do Pset_WallCommon, mas estão indisponíveis ou não são atribuídos por padrão no Revit:</text:p>
      <text:p text:style-name="P14"/>
      <text:p text:style-name="P14">AcousticRating <text:span text:style-name="T17"><text:s text:c="20"/></text:span>Sound insulation class</text:p>
      <text:p text:style-name="P14">Combustible <text:span text:style-name="T17"><text:s text:c="24"/></text:span>Combustible material</text:p>
      <text:p text:style-name="P14">SurfaceSpreadOfFlame <text:span text:style-name="T17"><text:s text:c="7"/></text:span>Fire behavior</text:p>
      <text:p text:style-name="P14">Compartmentation <text:span text:style-name="T17"><text:s text:c="15"/></text:span>Fire compartment-defining component</text:p>
      <text:p text:style-name="P14"/>
      <text:p text:style-name="P14">Para criar esses parâmetros no Revit, eles devem ser criados usando o nome exato, o tipo correto (texto / número / sim / não, visível na documentação do buildingSMART):</text:p>
      <text:p text:style-name="P14"/>
      <text:p text:style-name="P14"><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4">Assim que esses parâmetros estiverem disponíveis e tiverem um valor, eles serão levados em consideração na exportação.</text:p>
      <text:p text:style-name="P14">A vantagem dessa padronização é que os parâmetros de outros programas são automaticamente reconhecidos e atribuídos corretamente. Desde a versão v18.4.0, o Autodesk IFC Export suporta todo o conjunto de propriedades comuns definido no esquema IFC.</text:p>
      <text:p text:style-name="P14">Graças às extensas configurações do exportador do Revit IFC, outros parâmetros que não aparecem nesta lista podem ser exportados. Isso é abordado em mais detalhes no Capítulo 4, “Exportando arquivos IFC”.</text:p>
      <text:p text:style-name="P14"/>
      <text:p text:style-name="P8">Estrutura de referência em um arquivo IFC</text:p>
      <text:p text:style-name="P14"/>
      <text:p text:style-name="P14">Um arquivo IFC pode ser aberto em um editor de texto. Isso pode ser muito útil para análise ou solução de problemas.</text:p>
      <text:p text:style-name="P14">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4"><text:soft-page-break/><text:span text:style-name="T18">No formato IFC, a descrição de um elemento começa com uma linha que classifica, identifica exclusivamente e nomeia o objeto. Nosso exemplo de parede pode ficar assim</text:span>:</text:p>
      <text:p text:style-name="P14"/>
      <table:table table:name="Tabela4" table:style-name="Tabela4">
        <table:table-column table:style-name="Tabela4.A"/>
        <table:table-row>
          <table:table-cell table:style-name="Tabela4.A1" office:value-type="string">
            <text:p text:style-name="P19">#177= IFCWALLSTANDARDCASE(‚1sfW$3YQj9jBEISmjkeABP‘,#41,‘Basiswand:STB</text:p>
            <text:p text:style-name="P19">20.0:388701‘,$,‘Basiswand:STB 20.0:3895‘,#146,#173,‘388701‘);</text:p>
          </table:table-cell>
        </table:table-row>
      </table:table>
      <text:p text:style-name="P14"/>
      <text:p text:style-name="P14">Dentro dessa linha de definição, o objeto wall refere-se a outras linhas na estrutura do arquivo, distinguíveis pelo # que as precede. Eles o descrevem com mais detalhes e se referem, por sua vez,<text:span text:style-name="T19"> </text:span>a outras linhas:</text:p>
      <text:p text:style-name="P14"/>
      <table:table table:name="Tabela5" table:style-name="Tabela5">
        <table:table-column table:style-name="Tabela5.A"/>
        <table:table-row>
          <table:table-cell table:style-name="Tabela5.A1" office:value-type="string">
            <text:p text:style-name="P19"># 146 = IFCLOCALPLACEMENT (# 128, # 145); → Referência para as linhas que definem a posição global</text:p>
            <text:p text:style-name="P19"># 173 = IFCPRODUCTDEFINITIONSHAPE ($, $, (# 152, # 170)); → Referência a linhas que fornecem uma descrição geométrica da parede</text:p>
          </table:table-cell>
        </table:table-row>
      </table:table>
      <text:p text:style-name="P14"/>
      <text:p text:style-name="P14">Essa estrutura de referência continua até que um modelo de dados lógicos seja gerado, fornecendo uma descrição clara de cada objeto.</text:p>
      <text:p text:style-name="P14">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4"/>
      <text:p text:style-name="P8">IFCs de código aberto</text:p>
      <text:p text:style-name="P14"/>
      <text:p text:style-name="P14">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4">Os desenvolvedores podem acessar o código fonte completo e personalizar o exportador, conforme necessário. Isso é especialmente útil se fluxos de trabalho específicos exigirem esse tipo de personalização para um projeto de construção.</text:p>
      <text:p text:style-name="P14"/>
      <text:p text:style-name="P14">Se você estiver trabalhando com arquivos IFC no Revit, instale primeiro a versão mais recente da extensão Open Source. Isso pode ser encontrado em<text:span text:style-name="T20"> </text:span><text:a xlink:type="simple" xlink:href="http://apps.autodesk.com/" text:style-name="Internet_20_link" text:visited-style-name="Visited_20_Internet_20_Link"><text:span text:style-name="T20">Autodesk AppStore</text:span></text:a>:</text:p>
      <text:p text:style-name="P14"/>
      <text:p text:style-name="P14">Após a instalação, você não verá um novo ícone no Revit. Em vez disso, o plugin substitui os campos da caixa de diálogo padrão. Se você é um desenvolvedor e deseja trabalhar com o código-fonte, pode encontrar informações adicionais no SourceForge:<text:span text:style-name="T20"> </text:span><text:a xlink:type="simple" xlink:href="https://sourceforge.net/projects/ifcexporter" text:style-name="Internet_20_link" text:visited-style-name="Visited_20_Internet_20_Link"><text:span text:style-name="T20">SourceForge</text:span></text:a>:</text:p>
      <text:p text:style-name="P14"/>
      <text:p text:style-name="P14">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4"/>
      <text:p text:style-name="P8">IFC viewers</text:p>
      <text:p text:style-name="P14"/>
      <text:p text:style-name="P14">Antes de passar um arquivo IFC para o planejamento de parceiros ou usá-lo você mesmo no Revit, é recomendável testá-lo em um visualizador IFC e verificar o resultado da exportação.</text:p>
      <text:p text:style-name="P14">Existem vários espectadores da IFC no mercado. Esses espectadores suportam certas funções da IFC com diferentes níveis de eficácia, dependendo do foco.</text:p>
      <text:p text:style-name="P14"><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4">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4"/>
      <text:p text:style-name="P14">A versão atual do FZK Viewer pode ser baixada no <text:a xlink:type="simple" xlink:href="http://www.iai.kit.edu/" text:style-name="Internet_20_link" text:visited-style-name="Visited_20_Internet_20_Link"><text:span text:style-name="T21">site</text:span></text:a> do KIT<text:span text:style-name="T21">.</text:span></text:p>
      <text:p text:style-name="P14"/>
      <text:p text:style-name="P8">Vinculando arquivos IFC no REVIT</text:p>
      <text:p text:style-name="P14"/>
      <text:p text:style-name="P21">Além dos modelos Revit e dados CAD (2D / 3D), você também pode vincular modelos IFC em um projeto Revit:</text:p>
      <text:p text:style-name="P21"/>
      <text:p text:style-name="P21"><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21">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21">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21"/>
      <text:p text:style-name="P21"><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19">Você não deve mover, alterar ou abrir este arquivo.</text:p>
            <text:p text:style-name="P19">Vincular arquivos IFC é a opção preferida para fins de coordenação e oferece os melhores resultados, pois não gera elementos nativos do Revit.</text:p>
            <text:p text:style-name="P19">Não há configurações detalhadas para a vinculação de arquivos IFC, pois o sistema gera automaticamente o melhor resultado.</text:p>
            <text:p text:style-name="P19">As configurações de exportação do fabricante desempenham um papel muito maior na qualidade do arquivo vinculado.</text:p>
          </table:table-cell>
        </table:table-row>
      </table:table>
      <text:p text:style-name="P21"/>
      <text:p text:style-name="P21">Ao vincular um modelo especializado da IFC, um arquivo de <text:span text:style-name="T22">“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21"/>
      <text:p text:style-name="P21"/>
      <text:p text:style-name="P22"><text:soft-page-break/>ABRIR ARQUIVOS IFC</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2T11:18:05.251000000</dc:date>
    <meta:editing-duration>PT1H12M49S</meta:editing-duration>
    <meta:editing-cycles>8</meta:editing-cycles>
    <meta:document-statistic meta:table-count="6" meta:image-count="9" meta:object-count="0" meta:page-count="11" meta:paragraph-count="141" meta:word-count="3260" meta:character-count="21657" meta:non-whitespace-character-count="18327"/>
  </office:meta>
</office:document-meta>
</file>